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046111AD70C587B0D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fo:margin-left="0cm" fo:margin-top="0cm" fo:margin-bottom="0cm" table:align="left" style:writing-mode="lr-tb"/>
    </style:style>
    <style:style style:name="Tabla1.A" style:family="table-column">
      <style:table-column-properties style:column-width="16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c0c0" fo:padding="0.097cm" fo:border="0.25pt solid #000000">
        <style:background-image/>
      </style:table-cell-properties>
    </style:style>
    <style:style style:name="Tabla2" style:family="table">
      <style:table-properties style:width="16.999cm" fo:margin-left="0cm" fo:margin-top="0cm" fo:margin-bottom="0cm" table:align="left" style:writing-mode="lr-tb"/>
    </style:style>
    <style:style style:name="Tabla2.A" style:family="table-column">
      <style:table-column-properties style:column-width="16.99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c0c0c0" fo:padding="0.097cm" fo:border="0.25pt solid #000000">
        <style:background-image/>
      </style:table-cell-properties>
    </style:style>
    <style:style style:name="Tabla3" style:family="table">
      <style:table-properties style:width="16.999cm" fo:margin-left="0cm" fo:margin-top="0cm" fo:margin-bottom="0cm" table:align="left" style:writing-mode="lr-tb"/>
    </style:style>
    <style:style style:name="Tabla3.A" style:family="table-column">
      <style:table-column-properties style:column-width="16.999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c0c0c0" fo:padding="0.097cm" fo:border="0.25pt solid #000000">
        <style:background-image/>
      </style:table-cell-properties>
    </style:style>
    <style:style style:name="Tabla4" style:family="table">
      <style:table-properties style:width="16.999cm" fo:margin-left="0cm" fo:margin-top="0cm" fo:margin-bottom="0cm" table:align="left" style:writing-mode="lr-tb"/>
    </style:style>
    <style:style style:name="Tabla4.A" style:family="table-column">
      <style:table-column-properties style:column-width="16.99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c0c0c0" fo:padding="0.097cm" fo:border="0.25pt solid #000000">
        <style:background-image/>
      </style:table-cell-properties>
    </style:style>
    <style:style style:name="Tabla5" style:family="table">
      <style:table-properties style:width="16.999cm" fo:margin-left="0cm" fo:margin-top="0cm" fo:margin-bottom="0cm" table:align="left" style:writing-mode="lr-tb"/>
    </style:style>
    <style:style style:name="Tabla5.A" style:family="table-column">
      <style:table-column-properties style:column-width="16.999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c0c0c0" fo:padding="0.097cm" fo:border="0.25pt solid #000000">
        <style:background-image/>
      </style:table-cell-properties>
    </style:style>
    <style:style style:name="P1" style:family="paragraph" style:parent-style-name="Standard_20__28_user_29_">
      <style:paragraph-properties fo:text-align="start" style:justify-single-word="false"/>
      <style:text-properties style:font-name="Arial"/>
    </style:style>
    <style:style style:name="P2" style:family="paragraph" style:parent-style-name="Standard_20__28_user_29_">
      <style:paragraph-properties fo:text-align="justify" style:justify-single-word="false"/>
      <style:text-properties style:font-name="Arial"/>
    </style:style>
    <style:style style:name="P3" style:family="paragraph" style:parent-style-name="Standard_20__28_user_29_">
      <style:paragraph-properties fo:text-align="justify" style:justify-single-word="false"/>
      <style:text-properties style:font-name="Arial" fo:font-weight="bold" style:font-weight-asian="bold"/>
    </style:style>
    <style:style style:name="P4" style:family="paragraph" style:parent-style-name="Standard_20__28_user_29_">
      <style:paragraph-properties fo:text-align="justify" style:justify-single-word="false"/>
    </style:style>
    <style:style style:name="P5" style:family="paragraph" style:parent-style-name="Preformatted_20_Text">
      <style:text-properties style:font-name="Arial" fo:font-size="12pt" style:font-size-asian="12pt" style:font-size-complex="12pt"/>
    </style:style>
    <style:style style:name="P6" style:family="paragraph" style:parent-style-name="Standard" style:master-page-name="Standard">
      <style:paragraph-properties style:page-number="auto"/>
      <style:text-properties fo:font-size="24pt" fo:font-weight="bold" style:font-size-asian="24pt" style:font-weight-asian="bold" style:font-size-complex="24pt"/>
    </style:style>
    <style:style style:name="P7" style:family="paragraph" style:parent-style-name="Standard">
      <style:text-properties style:font-name="Arial" fo:font-size="12pt" style:font-size-asian="12pt" style:font-size-complex="12pt"/>
    </style:style>
    <style:style style:name="P8" style:family="paragraph" style:parent-style-name="Standard">
      <style:text-properties style:font-name="Arial" fo:font-size="12pt" officeooo:rsid="00010dfc" officeooo:paragraph-rsid="00010dfc" style:font-size-asian="12pt" style:font-size-complex="12pt"/>
    </style:style>
    <style:style style:name="P9" style:family="paragraph" style:parent-style-name="Standard">
      <style:text-properties officeooo:rsid="00064b3e" officeooo:paragraph-rsid="00064b3e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Standard_20__28_user_29_">
      <style:paragraph-properties fo:text-align="justify" style:justify-single-word="false"/>
      <style:text-properties style:font-name="Arial" fo:font-weight="bold" style:font-weight-asian="bold"/>
    </style:style>
    <style:style style:name="P12" style:family="paragraph" style:parent-style-name="Standard_20__28_user_29_">
      <style:paragraph-properties fo:text-align="justify" style:justify-single-word="false"/>
      <style:text-properties style:font-name="Arial"/>
    </style:style>
    <style:style style:name="P13" style:family="paragraph" style:parent-style-name="Standard_20__28_user_29_" style:list-style-name="WWNum1">
      <style:paragraph-properties fo:text-align="justify" style:justify-single-word="false"/>
      <style:text-properties style:font-name="Arial"/>
    </style:style>
    <style:style style:name="P14" style:family="paragraph" style:parent-style-name="Standard_20__28_user_29_">
      <style:paragraph-properties fo:text-align="start" style:justify-single-word="false"/>
      <style:text-properties style:font-name="Arial" officeooo:paragraph-rsid="0006cf3d"/>
    </style:style>
    <style:style style:name="P15" style:family="paragraph" style:parent-style-name="Standard_20__28_user_29_">
      <style:paragraph-properties fo:text-align="start" style:justify-single-word="false"/>
      <style:text-properties style:font-name="Arial" fo:background-color="#00a933"/>
    </style:style>
    <style:style style:name="P16" style:family="paragraph" style:parent-style-name="Standard_20__28_user_29_">
      <style:paragraph-properties fo:text-align="start" style:justify-single-word="false"/>
      <style:text-properties style:font-name="Arial" officeooo:paragraph-rsid="0004a631" fo:background-color="#00a933"/>
    </style:style>
    <style:style style:name="P17" style:family="paragraph" style:parent-style-name="Preformatted_20_Text">
      <style:text-properties style:font-name="Arial" fo:font-size="12pt" style:font-size-asian="12pt" style:font-size-complex="12pt"/>
    </style:style>
    <style:style style:name="P18" style:family="paragraph" style:parent-style-name="Preformatted_20_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Arial" fo:font-size="12pt" style:font-size-asian="12pt" style:font-size-complex="12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Arial" fo:font-size="12pt" officeooo:rsid="00010dfc" officeooo:paragraph-rsid="00010dfc" fo:background-color="#00a933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Arial" fo:font-size="12pt" fo:background-color="#00a933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officeooo:rsid="0004a631"/>
    </style:style>
    <style:style style:name="T3" style:family="text">
      <style:text-properties officeooo:rsid="00064b3e"/>
    </style:style>
    <style:style style:name="T4" style:family="text">
      <style:text-properties fo:background-color="#00a933" loext:char-shading-value="0"/>
    </style:style>
    <style:style style:name="T5" style:family="text">
      <style:text-properties fo:background-color="#00a933" loext:char-shading-value="0"/>
    </style:style>
    <style:style style:name="T6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UNCIONES</text:p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Ejercicio <text:s/>1</text:p>
          </table:table-cell>
        </table:table-row>
      </table:table>
      <text:p text:style-name="P4"/>
      <text:p text:style-name="P3"/>
      <text:p text:style-name="P3">Caso 1.</text:p>
      <text:p text:style-name="P18">def f (a, b):</text:p>
      <text:p text:style-name="P5"><text:s text:c="4"/>c = a + 2 * b</text:p>
      <text:p text:style-name="P5"><text:s text:c="4"/>d = b ** 2</text:p>
      <text:p text:style-name="P5"><text:s text:c="4"/>return c + d</text:p>
      <text:p text:style-name="P5"/>
      <text:p text:style-name="P5">a = 3</text:p>
      <text:p text:style-name="P5">b = 2</text:p>
      <text:p text:style-name="P5">c = f (b, a)</text:p>
      <text:p text:style-name="P5">d = f (a, b)</text:p>
      <text:p text:style-name="P19">print (<text:span text:style-name="T6">c, d)</text:span></text:p>
      <text:p text:style-name="P20"><text:span text:style-name="T3">17 </text:span>11</text:p>
      <text:p text:style-name="P21"/>
      <text:p text:style-name="P19"/>
      <text:p text:style-name="P3">Caso 2.</text:p>
      <text:p text:style-name="P18">def f(x):</text:p>
      <text:p text:style-name="P5"><text:s text:c="4"/>a = x ** 2</text:p>
      <text:p text:style-name="P5"><text:s text:c="4"/>b = a + g(a)</text:p>
      <text:p text:style-name="P5"><text:s text:c="4"/>return a * b</text:p>
      <text:p text:style-name="P5"/>
      <text:p text:style-name="P5">def g(x):</text:p>
      <text:p text:style-name="P5"><text:s text:c="4"/>a = x * 3</text:p>
      <text:p text:style-name="P5"><text:s text:c="4"/>return a ** 2</text:p>
      <text:p text:style-name="P5"/>
      <text:p text:style-name="P5">m = f (1)</text:p>
      <text:p text:style-name="P5">n = g (1)<text:tab/></text:p>
      <text:p text:style-name="P7">print (m, n)</text:p>
      <text:p text:style-name="P8">10 9</text:p>
      <text:p text:style-name="P7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Ejercicio <text:s/>2</text:p>
          </table:table-cell>
        </table:table-row>
      </table:table>
      <text:p text:style-name="P4"/>
      <text:p text:style-name="P2">Crear una función a la que le pasamos un número indeterminado de parámetros, concretamente números.</text:p>
      <text:p text:style-name="P2"><text:tab/>Crear un pequeño menú que</text:p>
      <text:list xml:id="list3591950538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Buscar el máximo de todos los números</text:p>
                        </text:list-item>
                        <text:list-item>
                          <text:p text:style-name="P13"><text:soft-page-break/>Buscar el mínimo de todos los números</text:p>
                        </text:list-item>
                        <text:list-item>
                          <text:p text:style-name="P13">Buscar la media de los númer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Standard"/>
      <text:p text:style-name="P9">def fun(val,*par):<text:line-break/> <text:s text:c="3"/>if val=="a":<text:line-break/> <text:s text:c="7"/>cs=sorted(par)<text:line-break/> <text:s text:c="7"/>cs.reverse()<text:line-break/> <text:s text:c="7"/>print(cs)<text:line-break/> <text:s text:c="7"/>return cs[0]<text:line-break/> <text:s text:c="3"/><text:span text:style-name="T3">el</text:span>if val=="b":<text:line-break/> <text:s text:c="7"/>cs=sorted(par)<text:line-break/> <text:s text:c="7"/>return(cs[0])<text:line-break/> <text:s text:c="3"/><text:span text:style-name="T3">el</text:span>if val=="c":<text:line-break/> <text:s text:c="7"/>tot=0<text:line-break/> <text:s text:c="7"/>for i in par:<text:line-break/> <text:s text:c="11"/>tot=tot+i<text:line-break/> <text:s text:c="7"/>return tot/len(par)<text:line-break/><text:line-break/>print(fun("c",1,8,5,7,3,11,75,54,89,621,12))</text:p>
      <text:p text:style-name="Standard"/>
      <text:p text:style-name="Standard"/>
      <text:p text:style-name="P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Ejercicio <text:s/>3</text:p>
          </table:table-cell>
        </table:table-row>
      </table:table>
      <text:p text:style-name="P2">Implementar una función que le enviemos una serie de enteros y nos retorne la suma de todos ellos (como mínimo le enviamos 2 y no hay un máximo de valores)</text:p>
      <text:p text:style-name="P2"/>
      <text:p text:style-name="P2"/>
      <text:p text:style-name="P2"/>
      <text:p text:style-name="P16">def fun(num1,num2,*par):<text:line-break/> <text:s/></text:p>
      <text:p text:style-name="P16"><text:s text:c="4"/><text:span text:style-name="T2">tot=num1+num2</text:span><text:line-break/> <text:s text:c="3"/>for i in par:<text:line-break/> <text:s text:c="7"/>tot=tot+i<text:line-break/> <text:s text:c="3"/>return tot<text:line-break/> <text:s text:c="3"/><text:line-break/>print("la suma es", fun(1,2,5,8,4,8,2,84,4,85,5))</text:p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10">Ejercicio <text:s/>4</text:p>
          </table:table-cell>
        </table:table-row>
      </table:table>
      <text:p text:style-name="P4"/>
      <text:p text:style-name="P2">Crear una función a la que pasaremos un prefijo y un número indeterminado de parámetros de tal manera que nos genere nuevas palabras por ejemplo poner_prefijo_cadena ('bi', 'cicleta', 'centenario', 'polar', 'direccional', 'zcocho') → bicicleta, bicentenario etc</text:p>
      <text:p text:style-name="Standard"/>
      <text:p text:style-name="Standard"/>
      <text:p text:style-name="Standard">def conca(arg1, *arg2):<text:line-break/> <text:s text:c="3"/>for i in arg2:<text:line-break/> <text:s text:c="7"/><text:line-break/> <text:s text:c="7"/>print (arg1+i)<text:line-break/> <text:s text:c="7"/><text:line-break/>conca("bi","cicleta","centenario","polar")</text:p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Ejercicio <text:s/>5</text:p>
          </table:table-cell>
        </table:table-row>
      </table:table>
      <text:p text:style-name="Standard"><text:bookmark text:name="_GoBack"/></text:p>
      <text:p text:style-name="P4"><text:span text:style-name="article_5f_seperator"><text:span text:style-name="T1">Crear una función donde siempre sabremos el nombre y la edad de la persona, pero que según el caso puede que conozcamos un número indefinido de parámetros más.</text:span></text:span></text:p>
      <text:p text:style-name="P4"><text:span text:style-name="article_5f_seperator"><text:span text:style-name="T1">Para ello se nos informa que podemos tener los siguientes casos y la función debe ir en todos ellos:</text:span></text:span></text:p>
      <text:p text:style-name="P4"/>
      <text:p text:style-name="P4"><text:span text:style-name="article_5f_seperator"><text:span text:style-name="T1">myFunction("Carlos Santana",25,phone = 123456789,country = "Mexico")</text:span></text:span></text:p>
      <text:p text:style-name="P4"><text:span text:style-name="article_5f_seperator"><text:span text:style-name="T1">myFunction("Cristina",24,country = "Estados Unidos")</text:span></text:span></text:p>
      <text:p text:style-name="P4"><text:span text:style-name="article_5f_seperator"><text:span text:style-name="T1">myFunction("Carlos Salas",35,phone = 913456789,country = "Espana", sexo=”hombre”)</text:span></text:span></text:p>
      <text:p text:style-name="P4"><text:span text:style-name="article_5f_seperator"><text:span text:style-name="T1">myFunction("Cristina",24)</text:span></text:span></text:p>
      <text:p text:style-name="Standard"/>
      <text:p text:style-name="Standard"/>
      <text:p text:style-name="P14"><draw:frame draw:style-name="fr1" draw:name="Imagen1" text:anchor-type="paragraph" svg:width="14.896cm" svg:height="1.852cm" draw:z-index="0"><draw:image xlink:href="Pictures/100000000000023300000046111AD70C587B0D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DejaVu Sans Mono1" style:font-family-complex="'DejaVu Sans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rticle_5f_seperator" style:display-name="article_seperat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3</meta:editing-cycles>
    <meta:creation-date>2018-11-12T15:35:00</meta:creation-date>
    <dc:date>2018-11-19T17:57:42.753000000</dc:date>
    <meta:editing-duration>PT31M14S</meta:editing-duration>
    <meta:generator>LibreOffice/6.1.0.3$Windows_X86_64 LibreOffice_project/efb621ed25068d70781dc026f7e9c5187a4decd1</meta:generator>
    <meta:document-statistic meta:table-count="5" meta:image-count="1" meta:object-count="0" meta:page-count="3" meta:paragraph-count="46" meta:word-count="318" meta:character-count="2068" meta:non-whitespace-character-count="16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